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618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0.9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Microc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/>
          <table:table-cell office:value-type="string" calcext:value-type="string">
            <text:p>\decod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useK?$zpa,kmathrz:$zpa,mathr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mathz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mathr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mathi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mathi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jum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ca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jump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call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table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e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2">
          <table:table-cell table:style-name="ce1" office:value-type="string" calcext:value-type="string">
            <text:p>15: PH</text:p>
          </table:table-cell>
          <table:table-cell/>
          <table:table-cell table:number-columns-repeated="3" office:value-type="string" calcext:value-type="string">
            <text:p>PH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3: MH</text:p>
          </table:table-cell>
          <table:table-cell/>
          <table:table-cell table:number-columns-repeated="3" office:value-type="string" calcext:value-type="string">
            <text:p>M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1: iH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0: iL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L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8: <text:s text:c="2"/>LL</text:p>
          </table:table-cell>
          <table:table-cell/>
          <table:table-cell table:number-columns-repeated="3" office:value-type="string" calcext:value-type="string">
            <text:p>L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Z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H</text:p>
          </table:table-cell>
          <table:table-cell table:number-columns-repeated="5"/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3: <text:s text:c="2"/>K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tr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2: <text:s text:c="2"/>Y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D2</text:p>
          </table:table-cell>
          <table:table-cell table:number-columns-repeated="5"/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m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: <text:s text:c="2"/>X</text:p>
          </table:table-cell>
          <table:table-cell/>
          <table:table-cell table:number-columns-repeated="2"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eg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R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3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K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K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r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s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e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f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i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c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d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table:number-columns-repeated="3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d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e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 table:number-rows-repeated="29">
          <table:table-cell table:number-columns-repeated="20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7"/>
          <table:table-cell office:value-type="string" calcext:value-type="string">
            <text:p>Z?(TZ?fetcha:timerb):timer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C?b:c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svInd?b:c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 table:number-rows-repeated="8">
          <table:table-cell table:number-columns-repeated="20"/>
        </table:table-row>
        <table:table-row table:style-name="ro2">
          <table:table-cell table:style-name="ce1" office:value-type="string" calcext:value-type="string">
            <text:p>15: PH</text:p>
          </table:table-cell>
          <table:table-cell/>
          <table:table-cell table:number-columns-repeated="3" office:value-type="string" calcext:value-type="string">
            <text:p>PH*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13: MH</text:p>
          </table:table-cell>
          <table:table-cell/>
          <table:table-cell table:number-columns-repeated="3" office:value-type="string" calcext:value-type="string">
            <text:p>MH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11: iH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10: iL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LH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8: <text:s text:c="2"/>LL</text:p>
          </table:table-cell>
          <table:table-cell/>
          <table:table-cell table:number-columns-repeated="3" office:value-type="string" calcext:value-type="string">
            <text:p>LL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ZL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H</text:p>
          </table:table-cell>
          <table:table-cell table:number-columns-repeated="3"/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3: <text:s text:c="2"/>K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tr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2: <text:s text:c="2"/>Y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D2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m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: <text:s text:c="2"/>X</text:p>
          </table:table-cell>
          <table:table-cell/>
          <table:table-cell table:number-columns-repeated="2"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e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 office:value-type="string" calcext:value-type="string">
            <text:p>\decode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 office:value-type="string" calcext:value-type="string">
            <text:p>tes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 office:value-type="string" calcext:value-type="string">
            <text:p>useK?$zpa,mathzzb:$zpa,mathzz</text:p>
          </table:table-cell>
          <table:table-cell table:number-columns-repeated="4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 office:value-type="string" calcext:value-type="string">
            <text:p>useK?$zpa,kmathrz:$zpa,mathrz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 office:value-type="string" calcext:value-type="string">
            <text:p>$zpa,mathz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 office:value-type="string" calcext:value-type="string">
            <text:p>mathr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 office:value-type="string" calcext:value-type="string">
            <text:p>mathiz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 office:value-type="string" calcext:value-type="string">
            <text:p>mathi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 office:value-type="string" calcext:value-type="string">
            <text:p>jump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 office:value-type="string" calcext:value-type="string">
            <text:p>cal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table:number-columns-repeated="2" office:value-type="string" calcext:value-type="string">
            <text:p>fetch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 office:value-type="string" calcext:value-type="string">
            <text:p>retur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 office:value-type="string" calcext:value-type="string">
            <text:p>$zpa,jumpz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 office:value-type="string" calcext:value-type="string">
            <text:p>callz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table:number-columns-repeated="2" office:value-type="string" calcext:value-type="string">
            <text:p>fetch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 office:value-type="string" calcext:value-type="string">
            <text:p>$zpa,table</text:p>
          </table:table-cell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7:04:43.025630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4-01-01T11:56:05.125544340</dc:date>
    <meta:editing-duration>P2DT2H52M10S</meta:editing-duration>
    <meta:editing-cycles>72</meta:editing-cycles>
    <meta:generator>LibreOffice/7.0.4.2$Linux_X86_64 LibreOffice_project/00$Build-2</meta:generator>
    <meta:document-statistic meta:table-count="2" meta:cell-count="3458" meta:object-count="0"/>
  </office:meta>
</office:document-meta>
</file>